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4pt" style:font-size-asian="14pt" style:font-size-complex="14pt"/>
    </style:style>
    <style:style style:name="P2" style:family="paragraph" style:parent-style-name="Standard">
      <style:text-properties style:font-name="Courier" fo:font-size="18pt" style:font-size-asian="18pt" style:font-size-complex="18pt"/>
    </style:style>
    <style:style style:name="P3" style:family="paragraph" style:parent-style-name="Standard">
      <style:text-properties style:font-name="Courier" fo:font-size="14pt" style:font-size-asian="14pt" style:font-size-complex="14pt"/>
    </style:style>
    <style:style style:name="P4" style:family="paragraph" style:parent-style-name="Standard">
      <style:text-properties style:font-name="Courier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Couri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deemed</text:p>
      <text:p text:style-name="P2"/>
      <text:p text:style-name="P4">Redeemed, how I love to proclaim it!</text:p>
      <text:p text:style-name="P4">Redeemed by the blood of the Lamb;</text:p>
      <text:p text:style-name="P4">Redeemed thro' His infinite mercy;</text:p>
      <text:p text:style-name="P4">His child, and forever, I am.</text:p>
      <text:p text:style-name="P4"/>
      <text:p text:style-name="P4">Redeemed and so happy in Jesus,</text:p>
      <text:p text:style-name="P4">No language my rapture can tell;</text:p>
      <text:p text:style-name="P4">I know that the light of His presence</text:p>
      <text:p text:style-name="P4">With me doth continually dwell.</text:p>
      <text:p text:style-name="P4"/>
      <text:p text:style-name="P4">I think of my blessed Redeemer,</text:p>
      <text:p text:style-name="P4">I think of Him all the day long;</text:p>
      <text:p text:style-name="P4">I sing, for I cannot be silent;</text:p>
      <text:p text:style-name="P4">His love is the theme of my song.</text:p>
      <text:p text:style-name="P4"/>
      <text:p text:style-name="P4">I know I shall see in His beauty</text:p>
      <text:p text:style-name="P4">The King in whose law I delight;</text:p>
      <text:p text:style-name="P4">Who lovingly guardeth my footsteps,</text:p>
      <text:p text:style-name="P4">And giveth me songs in the night.</text:p>
      <text:p text:style-name="P4"/>
      <text:p text:style-name="P5">Refrain</text:p>
      <text:p text:style-name="P5">Redeemed, Redeemed,</text:p>
      <text:p text:style-name="P5">Redeemed by the blood of the Lamb;</text:p>
      <text:p text:style-name="P5">Redeemed, Redeemed,</text:p>
      <text:p text:style-name="P6"><text:span text:style-name="T1">His child, and forever, I am.</text:span></text:p>
      <text:p text:style-name="P6"><text:span text:style-name="T1"/></text:p>
      <text:p text:style-name="P1"/>
      <text:p text:style-name="P1"/>
      <text:p text:style-name="P1">Composer: William J. Kirkpatrick</text:p>
      <text:p text:style-name="P1">Lyricist: Fanny J. Crosby </text:p>
      <text:p text:style-name="P1">Copyright:</text:p>
      <text:p text:style-name="P1">Year:</text:p>
      <text:p text:style-name="P1">Meter: 9.8.9.8 with ref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08T17:43:54</meta:creation-date>
    <meta:editing-duration>PT19M33S</meta:editing-duration>
    <meta:editing-cycles>4</meta:editing-cycles>
    <meta:generator>OpenOffice.org/3.3$Unix OpenOffice.org_project/330m20$Build-9567</meta:generator>
    <meta:initial-creator>Hank Warren</meta:initial-creator>
    <dc:date>2015-03-08T18:03:25</dc:date>
    <dc:creator>Hank Warren</dc:creator>
    <meta:printed-by>Hank Warren</meta:printed-by>
    <meta:print-date>2015-03-08T18:01:21</meta:print-date>
    <meta:document-statistic meta:table-count="0" meta:image-count="0" meta:object-count="0" meta:page-count="1" meta:paragraph-count="27" meta:word-count="139" meta:character-count="739"/>
    <meta:template xlink:type="simple" xlink:actuate="onRequest" xlink:title="TubaHymn" xlink:href="../../../../Library/Application%20Support/OpenOffice.org/3/user/template/TubaHymn.ott" meta:date="2015-03-08T17:43:53"/>
  </office:meta>
</office:document-meta>
</file>